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2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2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3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32" style:family="paragraph" style:parent-style-name="Text_20_body">
      <style:text-properties officeooo:rsid="001c52b8" officeooo:paragraph-rsid="001c52b8"/>
    </style:style>
    <style:style style:name="P33" style:family="paragraph" style:parent-style-name="Text_20_body">
      <style:paragraph-properties fo:text-align="center" style:justify-single-word="false"/>
      <style:text-properties officeooo:rsid="001c52b8" officeooo:paragraph-rsid="001c52b8"/>
    </style:style>
    <style:style style:name="P34" style:family="paragraph" style:parent-style-name="Text_20_body">
      <style:text-properties officeooo:paragraph-rsid="001c52b8"/>
    </style:style>
    <style:style style:name="P35"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3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3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38"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39" style:family="paragraph" style:parent-style-name="Text_20_body">
      <style:text-properties officeooo:paragraph-rsid="001e0aa7"/>
    </style:style>
    <style:style style:name="P40" style:family="paragraph" style:parent-style-name="Text_20_body">
      <style:text-properties officeooo:rsid="001feeed" officeooo:paragraph-rsid="001feeed"/>
    </style:style>
    <style:style style:name="P41" style:family="paragraph" style:parent-style-name="Text_20_body">
      <style:text-properties officeooo:rsid="00220f6a" officeooo:paragraph-rsid="00220f6a"/>
    </style:style>
    <style:style style:name="P42" style:family="paragraph" style:parent-style-name="Text_20_body">
      <style:text-properties officeooo:rsid="00220f6a" officeooo:paragraph-rsid="00299862"/>
    </style:style>
    <style:style style:name="P43" style:family="paragraph" style:parent-style-name="Text_20_body">
      <style:text-properties officeooo:rsid="00220f6a" officeooo:paragraph-rsid="002eb0d8"/>
    </style:style>
    <style:style style:name="P44" style:family="paragraph" style:parent-style-name="Text_20_body">
      <style:text-properties officeooo:rsid="00220f6a" officeooo:paragraph-rsid="0030d5d3"/>
    </style:style>
    <style:style style:name="P45" style:family="paragraph" style:parent-style-name="Text_20_body">
      <style:text-properties officeooo:rsid="00299862" officeooo:paragraph-rsid="00299862"/>
    </style:style>
    <style:style style:name="P46" style:family="paragraph" style:parent-style-name="Text_20_body">
      <style:text-properties officeooo:rsid="002b0aea" officeooo:paragraph-rsid="002b0aea"/>
    </style:style>
    <style:style style:name="P47" style:family="paragraph" style:parent-style-name="Text_20_body">
      <style:text-properties officeooo:rsid="002b197b" officeooo:paragraph-rsid="002b197b"/>
    </style:style>
    <style:style style:name="P48" style:family="paragraph" style:parent-style-name="Text_20_body">
      <style:text-properties officeooo:rsid="002eb0d8" officeooo:paragraph-rsid="002eb0d8"/>
    </style:style>
    <style:style style:name="P49" style:family="paragraph" style:parent-style-name="Text_20_body">
      <style:text-properties officeooo:rsid="0030d5d3" officeooo:paragraph-rsid="0030d5d3"/>
    </style:style>
    <style:style style:name="P50" style:family="paragraph" style:parent-style-name="Text_20_body">
      <style:text-properties officeooo:paragraph-rsid="0032d5e7"/>
    </style:style>
    <style:style style:name="P51" style:family="paragraph" style:parent-style-name="Text_20_body">
      <style:text-properties officeooo:rsid="00339e2d" officeooo:paragraph-rsid="00339e2d"/>
    </style:style>
    <style:style style:name="P52"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53"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54"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55" style:family="paragraph" style:parent-style-name="Text_20_body">
      <style:text-properties officeooo:rsid="0035195b" officeooo:paragraph-rsid="0035195b"/>
    </style:style>
    <style:style style:name="P56" style:family="paragraph" style:parent-style-name="Text_20_body">
      <style:text-properties officeooo:rsid="003b0c12" officeooo:paragraph-rsid="003b0c12"/>
    </style:style>
    <style:style style:name="P57" style:family="paragraph" style:parent-style-name="Text_20_body">
      <style:paragraph-properties fo:margin-top="0cm" fo:margin-bottom="0cm" loext:contextual-spacing="false" style:writing-mode="page"/>
      <style:text-properties officeooo:paragraph-rsid="001c52b8"/>
    </style:style>
    <style:style style:name="P58" style:family="paragraph" style:parent-style-name="Text_20_body">
      <style:paragraph-properties fo:margin-top="0cm" fo:margin-bottom="0cm" loext:contextual-spacing="false" style:writing-mode="page"/>
      <style:text-properties officeooo:rsid="00220f6a" officeooo:paragraph-rsid="00299862"/>
    </style:style>
    <style:style style:name="P59" style:family="paragraph" style:parent-style-name="Text_20_body">
      <style:paragraph-properties fo:margin-top="0cm" fo:margin-bottom="0cm" loext:contextual-spacing="false" style:writing-mode="page"/>
      <style:text-properties officeooo:rsid="00220f6a" officeooo:paragraph-rsid="002eb0d8"/>
    </style:style>
    <style:style style:name="P60" style:family="paragraph" style:parent-style-name="Text_20_body">
      <style:paragraph-properties fo:margin-top="0cm" fo:margin-bottom="0cm" loext:contextual-spacing="false" style:writing-mode="page"/>
      <style:text-properties officeooo:rsid="00220f6a" officeooo:paragraph-rsid="0030d5d3"/>
    </style:style>
    <style:style style:name="P61"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62" style:family="paragraph" style:parent-style-name="Text_20_body">
      <style:paragraph-properties fo:margin-top="0cm" fo:margin-bottom="0cm" loext:contextual-spacing="false" style:writing-mode="page"/>
      <style:text-properties officeooo:rsid="00339e2d" officeooo:paragraph-rsid="00339e2d"/>
    </style:style>
    <style:style style:name="P63" style:family="paragraph" style:parent-style-name="Text_20_body">
      <style:paragraph-properties fo:margin-top="0cm" fo:margin-bottom="0cm" loext:contextual-spacing="false"/>
      <style:text-properties officeooo:paragraph-rsid="002039af"/>
    </style:style>
    <style:style style:name="P64" style:family="paragraph" style:parent-style-name="Text_20_body">
      <style:paragraph-properties fo:margin-top="0cm" fo:margin-bottom="0cm" loext:contextual-spacing="false"/>
      <style:text-properties officeooo:rsid="002039af" officeooo:paragraph-rsid="002039af"/>
    </style:style>
    <style:style style:name="P65" style:family="paragraph" style:parent-style-name="Text_20_body">
      <style:paragraph-properties fo:margin-top="0cm" fo:margin-bottom="0cm" loext:contextual-spacing="false"/>
      <style:text-properties officeooo:rsid="00220f6a" officeooo:paragraph-rsid="00220f6a"/>
    </style:style>
    <style:style style:name="P66"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67" style:family="paragraph" style:parent-style-name="Text_20_body">
      <style:paragraph-properties fo:margin-top="0cm" fo:margin-bottom="0cm" loext:contextual-spacing="false"/>
      <style:text-properties officeooo:rsid="00365ee8" officeooo:paragraph-rsid="00365ee8"/>
    </style:style>
    <style:style style:name="P68" style:family="paragraph" style:parent-style-name="Text_20_body">
      <style:paragraph-properties fo:margin-top="0.25cm" fo:margin-bottom="0.25cm" loext:contextual-spacing="false" style:writing-mode="page"/>
    </style:style>
    <style:style style:name="P69" style:family="paragraph" style:parent-style-name="Title">
      <style:text-properties fo:font-size="48pt" officeooo:rsid="001c52b8" officeooo:paragraph-rsid="001c52b8" style:font-size-asian="48pt" style:font-size-complex="48pt"/>
    </style:style>
    <style:style style:name="P70" style:family="paragraph" style:parent-style-name="Subtitle">
      <style:text-properties officeooo:rsid="001c52b8" officeooo:paragraph-rsid="001c52b8"/>
    </style:style>
    <style:style style:name="P71" style:family="paragraph" style:parent-style-name="Subtitle">
      <style:paragraph-properties fo:text-align="center" style:justify-single-word="false"/>
      <style:text-properties officeooo:rsid="001c52b8" officeooo:paragraph-rsid="001c52b8"/>
    </style:style>
    <style:style style:name="P7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7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7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7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7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7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8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8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8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8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8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8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9"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9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9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9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9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9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9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9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9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9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9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0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10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10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10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10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105" style:family="paragraph" style:parent-style-name="Text_20_body" style:list-style-name="WWNum11"/>
    <style:style style:name="P106" style:family="paragraph" style:parent-style-name="Text_20_body" style:list-style-name="L1">
      <style:text-properties officeooo:rsid="001c52b8" officeooo:paragraph-rsid="001c52b8"/>
    </style:style>
    <style:style style:name="P107" style:family="paragraph" style:parent-style-name="Text_20_body" style:list-style-name="L2">
      <style:text-properties officeooo:paragraph-rsid="001c52b8"/>
    </style:style>
    <style:style style:name="P108" style:family="paragraph" style:parent-style-name="Text_20_body" style:list-style-name="L3">
      <style:text-properties officeooo:paragraph-rsid="002039af"/>
    </style:style>
    <style:style style:name="P109" style:family="paragraph" style:parent-style-name="Text_20_body" style:list-style-name="L4">
      <style:text-properties officeooo:rsid="002039af" officeooo:paragraph-rsid="002039af"/>
    </style:style>
    <style:style style:name="P110" style:family="paragraph" style:parent-style-name="Text_20_body">
      <style:text-properties officeooo:rsid="003fe129" officeooo:paragraph-rsid="003fe129"/>
    </style:style>
    <style:style style:name="P111" style:family="paragraph" style:parent-style-name="Text_20_body">
      <style:text-properties fo:language="fr" fo:country="FR" officeooo:rsid="003fe129" officeooo:paragraph-rsid="003fe129" fo:background-color="transparent"/>
    </style:style>
    <style:style style:name="P112" style:family="paragraph" style:parent-style-name="Text_20_body" style:list-style-name="L5">
      <style:text-properties fo:language="fr" fo:country="FR" officeooo:rsid="003fe129" officeooo:paragraph-rsid="003fe129" fo:background-color="transparent"/>
    </style:style>
    <style:style style:name="P113" style:family="paragraph" style:parent-style-name="Text_20_body">
      <style:text-properties officeooo:rsid="00220f6a" officeooo:paragraph-rsid="0041248e"/>
    </style:style>
    <style:style style:name="P114" style:family="paragraph" style:parent-style-name="Text_20_body">
      <style:text-properties officeooo:rsid="00421f63" officeooo:paragraph-rsid="00421f63"/>
    </style:style>
    <style:style style:name="P115"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116" style:family="paragraph" style:parent-style-name="Text_20_body">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17"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18" style:family="paragraph" style:parent-style-name="Text_20_body" style:list-style-name="L1">
      <style:paragraph-properties fo:margin-top="0cm" fo:margin-bottom="0cm" loext:contextual-spacing="false" style:writing-mode="page"/>
      <style:text-properties officeooo:paragraph-rsid="001c52b8"/>
    </style:style>
    <style:style style:name="P119" style:family="paragraph" style:parent-style-name="Text_20_body" style:list-style-name="L2">
      <style:paragraph-properties fo:margin-top="0cm" fo:margin-bottom="0cm" loext:contextual-spacing="false" style:writing-mode="page"/>
      <style:text-properties officeooo:paragraph-rsid="001c52b8"/>
    </style:style>
    <style:style style:name="P120"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121" style:family="paragraph" style:parent-style-name="Text_20_body" style:list-style-name="L5">
      <style:paragraph-properties fo:margin-top="0cm" fo:margin-bottom="0cm" loext:contextual-spacing="false" style:writing-mode="page"/>
      <style:text-properties fo:language="fr" fo:country="FR" officeooo:rsid="003fe129" officeooo:paragraph-rsid="003fe129" fo:background-color="transparent"/>
    </style:style>
    <style:style style:name="P122" style:family="paragraph" style:parent-style-name="Text_20_body">
      <style:paragraph-properties fo:margin-top="0cm" fo:margin-bottom="0cm" loext:contextual-spacing="false" style:writing-mode="page"/>
      <style:text-properties officeooo:rsid="00220f6a" officeooo:paragraph-rsid="0041248e"/>
    </style:style>
    <style:style style:name="P123" style:family="paragraph" style:parent-style-name="Text_20_body" style:list-style-name="L3">
      <style:paragraph-properties fo:margin-top="0cm" fo:margin-bottom="0cm" loext:contextual-spacing="false"/>
      <style:text-properties officeooo:paragraph-rsid="002039af"/>
    </style:style>
    <style:style style:name="P124" style:family="paragraph" style:parent-style-name="Text_20_body" style:list-style-name="L4">
      <style:paragraph-properties fo:margin-top="0cm" fo:margin-bottom="0cm" loext:contextual-spacing="false"/>
      <style:text-properties officeooo:rsid="002039af" officeooo:paragraph-rsid="002039af"/>
    </style:style>
    <style:style style:name="P12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26"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2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128"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29" style:family="paragraph" style:parent-style-name="Contents_20_Heading">
      <style:paragraph-properties fo:break-before="page"/>
    </style:style>
    <style:style style:name="P130" style:family="paragraph" style:parent-style-name="Heading_20_1">
      <style:paragraph-properties fo:break-before="page"/>
      <style:text-properties officeooo:rsid="001c52b8" officeooo:paragraph-rsid="001c52b8"/>
    </style:style>
    <style:style style:name="P131" style:family="paragraph" style:parent-style-name="Contents_20_1">
      <style:paragraph-properties>
        <style:tab-stops>
          <style:tab-stop style:position="15.709cm" style:type="right" style:leader-style="dotted" style:leader-text="."/>
        </style:tab-stops>
      </style:paragraph-properties>
    </style:style>
    <style:style style:name="P132" style:family="paragraph" style:parent-style-name="Heading_20_2">
      <style:text-properties officeooo:rsid="001e0aa7" officeooo:paragraph-rsid="001e0aa7"/>
    </style:style>
    <style:style style:name="P133" style:family="paragraph" style:parent-style-name="Contents_20_3">
      <style:paragraph-properties>
        <style:tab-stops>
          <style:tab-stop style:position="14.711cm" style:type="right" style:leader-style="dotted" style:leader-text="."/>
        </style:tab-stops>
      </style:paragraph-properties>
    </style:style>
    <style:style style:name="P134" style:family="paragraph" style:parent-style-name="Heading_20_3">
      <style:text-properties officeooo:rsid="001e0aa7" officeooo:paragraph-rsid="001e0aa7"/>
    </style:style>
    <style:style style:name="P135" style:family="paragraph" style:parent-style-name="Heading_20_3">
      <style:text-properties officeooo:rsid="002039af" officeooo:paragraph-rsid="002039af"/>
    </style:style>
    <style:style style:name="P136" style:family="paragraph" style:parent-style-name="Heading_20_3">
      <style:text-properties officeooo:rsid="0032d5e7" officeooo:paragraph-rsid="0032d5e7"/>
    </style:style>
    <style:style style:name="P137" style:family="paragraph" style:parent-style-name="Contents_20_2">
      <style:paragraph-properties>
        <style:tab-stops>
          <style:tab-stop style:position="15.21cm" style:type="right" style:leader-style="dotted" style:leader-text="."/>
        </style:tab-stops>
      </style:paragraph-properties>
    </style:style>
    <style:style style:name="P138"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13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140" style:family="paragraph" style:parent-style-name="Heading_20_4">
      <style:text-properties officeooo:rsid="00280e7e" officeooo:paragraph-rsid="00280e7e"/>
    </style:style>
    <style:style style:name="P141" style:family="paragraph" style:parent-style-name="Heading_20_4">
      <style:text-properties officeooo:rsid="00280e7e" officeooo:paragraph-rsid="002e66b8"/>
    </style:style>
    <style:style style:name="P142" style:family="paragraph" style:parent-style-name="Heading_20_4">
      <style:text-properties officeooo:paragraph-rsid="002e66b8"/>
    </style:style>
    <style:style style:name="P143" style:family="paragraph" style:parent-style-name="Heading_20_4">
      <style:text-properties officeooo:rsid="0032d5e7" officeooo:paragraph-rsid="0032d5e7"/>
    </style:style>
    <style:style style:name="P144" style:family="paragraph" style:parent-style-name="Heading_20_4">
      <style:text-properties officeooo:rsid="0032d5e7" officeooo:paragraph-rsid="003fe129"/>
    </style:style>
    <style:style style:name="P145" style:family="paragraph" style:parent-style-name="Heading_20_4">
      <style:text-properties officeooo:paragraph-rsid="003b0c12"/>
    </style:style>
    <style:style style:name="P146" style:family="paragraph" style:parent-style-name="Heading_20_4">
      <style:text-properties officeooo:rsid="003471f3" officeooo:paragraph-rsid="003471f3"/>
    </style:style>
    <style:style style:name="P147" style:family="paragraph" style:parent-style-name="Heading_20_4">
      <style:text-properties officeooo:paragraph-rsid="003fe129"/>
    </style:style>
    <style:style style:name="P148" style:family="paragraph" style:parent-style-name="Heading_20_4">
      <style:text-properties officeooo:rsid="0041248e" officeooo:paragraph-rsid="0041248e"/>
    </style:style>
    <style:style style:name="P149" style:family="paragraph" style:parent-style-name="Contents_20_4">
      <style:paragraph-properties>
        <style:tab-stops>
          <style:tab-stop style:position="14.212cm" style:type="right" style:leader-style="dotted" style:leader-text="."/>
        </style:tab-stops>
      </style:paragraph-properties>
    </style:style>
    <style:style style:name="P150" style:family="paragraph" style:parent-style-name="Heading_20_5">
      <style:text-properties officeooo:rsid="003fe129" officeooo:paragraph-rsid="003fe12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fo:font-weight="bold" officeooo:rsid="0033b7a4" style:font-weight-asian="bold" style:font-weight-complex="bold"/>
    </style:style>
    <style:style style:name="T12" style:family="text">
      <style:text-properties fo:font-weight="bold" officeooo:rsid="0041248e" style:font-weight-asian="bold" style:font-weight-complex="bold"/>
    </style:style>
    <style:style style:name="T13" style:family="text">
      <style:text-properties officeooo:rsid="00012dbd"/>
    </style:style>
    <style:style style:name="T14" style:family="text">
      <style:text-properties officeooo:rsid="0002470d"/>
    </style:style>
    <style:style style:name="T15" style:family="text">
      <style:text-properties fo:font-style="italic" style:font-style-asian="italic" style:font-style-complex="italic"/>
    </style:style>
    <style:style style:name="T16" style:family="text">
      <style:text-properties fo:font-style="italic" officeooo:rsid="00299862" style:font-style-asian="italic" style:font-style-complex="italic"/>
    </style:style>
    <style:style style:name="T17" style:family="text">
      <style:text-properties fo:font-style="italic" officeooo:rsid="002b197b" style:font-style-asian="italic" style:font-style-complex="italic"/>
    </style:style>
    <style:style style:name="T18" style:family="text">
      <style:text-properties fo:font-style="italic" officeooo:rsid="0041248e"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299862" style:font-style-asian="italic" style:font-weight-asian="bold" style:font-style-complex="italic" style:font-weight-complex="bold"/>
    </style:style>
    <style:style style:name="T21" style:family="text">
      <style:text-properties fo:font-style="italic" fo:font-weight="bold" officeooo:rsid="0029d66d" style:font-style-asian="italic" style:font-weight-asian="bold" style:font-style-complex="italic" style:font-weight-complex="bold"/>
    </style:style>
    <style:style style:name="T22" style:family="text">
      <style:text-properties fo:font-style="italic" fo:font-weight="bold" officeooo:rsid="002b197b" style:font-style-asian="italic" style:font-weight-asian="bold" style:font-style-complex="italic" style:font-weight-complex="bold"/>
    </style:style>
    <style:style style:name="T23" style:family="text">
      <style:text-properties fo:font-style="italic" fo:font-weight="bold" officeooo:rsid="002eb0d8" style:font-style-asian="italic" style:font-weight-asian="bold" style:font-style-complex="italic" style:font-weight-complex="bold"/>
    </style:style>
    <style:style style:name="T24" style:family="text">
      <style:text-properties fo:font-style="italic" fo:font-weight="bold" officeooo:rsid="002f1f2d" style:font-style-asian="italic" style:font-weight-asian="bold" style:font-style-complex="italic" style:font-weight-complex="bold"/>
    </style:style>
    <style:style style:name="T25" style:family="text">
      <style:text-properties fo:font-style="italic" fo:font-weight="bold" officeooo:rsid="0030d5d3" style:font-style-asian="italic" style:font-weight-asian="bold" style:font-style-complex="italic" style:font-weight-complex="bold"/>
    </style:style>
    <style:style style:name="T26" style:family="text">
      <style:text-properties fo:font-style="italic" fo:font-weight="bold" officeooo:rsid="00280e7e" style:font-style-asian="italic" style:font-weight-asian="bold" style:font-style-complex="italic" style:font-weight-complex="bold"/>
    </style:style>
    <style:style style:name="T27" style:family="text">
      <style:text-properties fo:font-style="italic" fo:font-weight="bold" officeooo:rsid="003153f3" style:font-style-asian="italic" style:font-weight-asian="bold" style:font-style-complex="italic" style:font-weight-complex="bold"/>
    </style:style>
    <style:style style:name="T28" style:family="text">
      <style:text-properties fo:font-style="italic" fo:font-weight="bold" officeooo:rsid="00339e2d" style:font-style-asian="italic" style:font-weight-asian="bold" style:font-style-complex="italic" style:font-weight-complex="bold"/>
    </style:style>
    <style:style style:name="T29" style:family="text">
      <style:text-properties fo:font-style="italic" fo:font-weight="bold" officeooo:rsid="0033b7a4" style:font-style-asian="italic" style:font-weight-asian="bold" style:font-style-complex="italic" style:font-weight-complex="bold"/>
    </style:style>
    <style:style style:name="T30" style:family="text">
      <style:text-properties fo:font-style="italic" fo:font-weight="bold" officeooo:rsid="003a2c18" style:font-style-asian="italic" style:font-weight-asian="bold" style:font-style-complex="italic" style:font-weight-complex="bold"/>
    </style:style>
    <style:style style:name="T31" style:family="text">
      <style:text-properties fo:font-style="italic" fo:font-weight="bold" officeooo:rsid="0041248e"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33b7a4" style:font-style-asian="italic" style:font-weight-asian="normal" style:font-style-complex="italic" style:font-weight-complex="normal"/>
    </style:style>
    <style:style style:name="T34" style:family="text">
      <style:text-properties fo:font-style="italic" fo:font-weight="normal" officeooo:rsid="00339e2d" style:font-style-asian="italic" style:font-weight-asian="normal" style:font-style-complex="italic" style:font-weight-complex="normal"/>
    </style:style>
    <style:style style:name="T3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style:text-underline-style="solid" style:text-underline-width="auto" style:text-underline-color="font-color"/>
    </style:style>
    <style:style style:name="T37" style:family="text">
      <style:text-properties officeooo:rsid="000438fc"/>
    </style:style>
    <style:style style:name="T38"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39"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40"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41"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42"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43"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44"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45"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46"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47"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48" style:family="text">
      <style:text-properties officeooo:rsid="002039af"/>
    </style:style>
    <style:style style:name="T49" style:family="text">
      <style:text-properties officeooo:rsid="00220f6a"/>
    </style:style>
    <style:style style:name="T50" style:family="text">
      <style:text-properties officeooo:rsid="002379ee"/>
    </style:style>
    <style:style style:name="T51" style:family="text">
      <style:text-properties officeooo:rsid="00299862"/>
    </style:style>
    <style:style style:name="T52" style:family="text">
      <style:text-properties officeooo:rsid="0029d66d"/>
    </style:style>
    <style:style style:name="T53" style:family="text">
      <style:text-properties officeooo:rsid="002b197b"/>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2eb0d8" style:font-style-asian="normal" style:font-weight-asian="bold" style:font-style-complex="normal" style:font-weight-complex="bold"/>
    </style:style>
    <style:style style:name="T56" style:family="text">
      <style:text-properties fo:font-style="normal" fo:font-weight="bold" officeooo:rsid="002f1f2d" style:font-style-asian="normal" style:font-weight-asian="bold" style:font-style-complex="normal" style:font-weight-complex="bold"/>
    </style:style>
    <style:style style:name="T57" style:family="text">
      <style:text-properties fo:font-style="normal" fo:font-weight="bold" officeooo:rsid="0030d5d3" style:font-style-asian="normal" style:font-weight-asian="bold" style:font-style-complex="normal" style:font-weight-complex="bold"/>
    </style:style>
    <style:style style:name="T58" style:family="text">
      <style:text-properties fo:font-style="normal" fo:font-weight="bold" officeooo:rsid="003153f3" style:font-style-asian="normal" style:font-weight-asian="bold" style:font-style-complex="normal" style:font-weight-complex="bold"/>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9d66d" style:font-style-asian="normal" style:font-weight-asian="normal" style:font-style-complex="normal" style:font-weight-complex="normal"/>
    </style:style>
    <style:style style:name="T61" style:family="text">
      <style:text-properties fo:font-style="normal" fo:font-weight="normal" officeooo:rsid="002eb0d8" style:font-style-asian="normal" style:font-weight-asian="normal" style:font-style-complex="normal" style:font-weight-complex="normal"/>
    </style:style>
    <style:style style:name="T62" style:family="text">
      <style:text-properties fo:font-style="normal" fo:font-weight="normal" officeooo:rsid="002f1f2d" style:font-style-asian="normal" style:font-weight-asian="normal" style:font-style-complex="normal" style:font-weight-complex="normal"/>
    </style:style>
    <style:style style:name="T63" style:family="text">
      <style:text-properties fo:font-style="normal" fo:font-weight="normal" officeooo:rsid="0030d5d3" style:font-style-asian="normal" style:font-weight-asian="normal" style:font-style-complex="normal" style:font-weight-complex="normal"/>
    </style:style>
    <style:style style:name="T64" style:family="text">
      <style:text-properties fo:font-style="normal" fo:font-weight="normal" officeooo:rsid="002b197b" style:font-style-asian="normal" style:font-weight-asian="normal" style:font-style-complex="normal" style:font-weight-complex="normal"/>
    </style:style>
    <style:style style:name="T65" style:family="text">
      <style:text-properties fo:font-style="normal" fo:font-weight="normal" officeooo:rsid="00280e7e" style:font-style-asian="normal" style:font-weight-asian="normal" style:font-style-complex="normal" style:font-weight-complex="normal"/>
    </style:style>
    <style:style style:name="T66" style:family="text">
      <style:text-properties fo:font-style="normal" fo:font-weight="normal" officeooo:rsid="003153f3" style:font-style-asian="normal" style:font-weight-asian="normal" style:font-style-complex="normal" style:font-weight-complex="normal"/>
    </style:style>
    <style:style style:name="T67" style:family="text">
      <style:text-properties fo:font-style="normal" fo:font-weight="normal" officeooo:rsid="0033b7a4" style:font-style-asian="normal" style:font-weight-asian="normal" style:font-style-complex="normal" style:font-weight-complex="normal"/>
    </style:style>
    <style:style style:name="T68" style:family="text">
      <style:text-properties officeooo:rsid="002e66b8"/>
    </style:style>
    <style:style style:name="T69" style:family="text">
      <style:text-properties officeooo:rsid="0030d5d3"/>
    </style:style>
    <style:style style:name="T70" style:family="text">
      <style:text-properties officeooo:rsid="0032d5e7"/>
    </style:style>
    <style:style style:name="T71" style:family="text">
      <style:text-properties fo:font-weight="normal" style:font-weight-asian="normal" style:font-weight-complex="normal"/>
    </style:style>
    <style:style style:name="T72" style:family="text">
      <style:text-properties fo:font-weight="normal" officeooo:rsid="0033b7a4" style:font-weight-asian="normal" style:font-weight-complex="normal"/>
    </style:style>
    <style:style style:name="T73" style:family="text">
      <style:text-properties fo:font-weight="normal" officeooo:rsid="00339e2d" style:font-weight-asian="normal" style:font-weight-complex="normal"/>
    </style:style>
    <style:style style:name="T74" style:family="text">
      <style:text-properties fo:font-weight="normal" officeooo:rsid="0041248e" style:font-weight-asian="normal" style:font-weight-complex="normal"/>
    </style:style>
    <style:style style:name="T75" style:family="text">
      <style:text-properties officeooo:rsid="0033b7a4"/>
    </style:style>
    <style:style style:name="T76" style:family="text">
      <style:text-properties officeooo:rsid="00339e2d"/>
    </style:style>
    <style:style style:name="T77" style:family="text">
      <style:text-properties officeooo:rsid="00383625"/>
    </style:style>
    <style:style style:name="T78" style:family="text">
      <style:text-properties officeooo:rsid="003a2c18"/>
    </style:style>
    <style:style style:name="T79" style:family="text">
      <style:text-properties officeooo:rsid="003b0c12"/>
    </style:style>
    <style:style style:name="T80" style:family="text">
      <style:text-properties officeooo:rsid="003e15a4"/>
    </style:style>
    <style:style style:name="T81" style:family="text">
      <style:text-properties officeooo:rsid="0041248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P69">Graphic Objects Templating</text:p>
      <text:p text:style-name="P70">Système de création et interaction de bloc HTML orienté objet</text:p>
      <text:p text:style-name="P70"/>
      <text:p text:style-name="P71"/>
      <text:p text:style-name="P33"/>
      <text:p text:style-name="P33"/>
      <text:p text:style-name="P33"/>
      <text:p text:style-name="P33"/>
      <text:p text:style-name="P33"/>
      <text:p text:style-name="P33"/>
      <text:p text:style-name="P33"/>
      <text:p text:style-name="P33"/>
      <text:p text:style-name="P33"/>
      <text:p text:style-name="P33"/>
      <text:p text:style-name="P33"/>
      <text:p text:style-name="P35">Cahier des charges – notice explicative</text:p>
      <text:p text:style-name="P36">notions globales – mode de fonctionnement</text:p>
      <text:p text:style-name="P37">Gilbert ARMENGAUD © 2014 – 2018 <text:span text:style-name="T68">Gama7Production</text:span></text:p>
      <text:p text:style-name="P3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9">Table des matières</text:p>
          </text:index-title>
          <text:p text:style-name="P131"><text:a xlink:type="simple" xlink:href="#__RefHeading___Toc4126_2280483503" text:style-name="Index_20_Link" text:visited-style-name="Index_20_Link">Préambule<text:tab/>3</text:a></text:p>
          <text:p text:style-name="P131"><text:a xlink:type="simple" xlink:href="#__RefHeading___Toc4130_2280483503" text:style-name="Index_20_Link" text:visited-style-name="Index_20_Link">L’objet de base ou objet origine : OObject<text:tab/>4</text:a></text:p>
          <text:p text:style-name="P137"><text:a xlink:type="simple" xlink:href="#__RefHeading___Toc4138_2280483503" text:style-name="Index_20_Link" text:visited-style-name="Index_20_Link">Propriétés – Attributs de l’objet<text:tab/>4</text:a></text:p>
          <text:p text:style-name="P137"><text:a xlink:type="simple" xlink:href="#__RefHeading___Toc4140_2280483503" text:style-name="Index_20_Link" text:visited-style-name="Index_20_Link">Méthodes de l’objet<text:tab/>5</text:a></text:p>
          <text:p text:style-name="P133"><text:a xlink:type="simple" xlink:href="#__RefHeading___Toc4142_2280483503" text:style-name="Index_20_Link" text:visited-style-name="Index_20_Link">Le constructeur<text:tab/>5</text:a></text:p>
          <text:p text:style-name="P133"><text:a xlink:type="simple" xlink:href="#__RefHeading___Toc326_163197108" text:style-name="Index_20_Link" text:visited-style-name="Index_20_Link">La méthode initProperties<text:tab/>5</text:a></text:p>
          <text:p text:style-name="P133"><text:a xlink:type="simple" xlink:href="#__RefHeading___Toc464_639295972" text:style-name="Index_20_Link" text:visited-style-name="Index_20_Link">Les méthodes statiques<text:tab/>6</text:a></text:p>
          <text:p text:style-name="P149"><text:a xlink:type="simple" xlink:href="#__RefHeading___Toc466_639295972" text:style-name="Index_20_Link" text:visited-style-name="Index_20_Link">La validation d’existence de session – validateSession<text:tab/>6</text:a></text:p>
          <text:p text:style-name="P149"><text:a xlink:type="simple" xlink:href="#__RefHeading___Toc468_639295972" text:style-name="Index_20_Link" text:visited-style-name="Index_20_Link">l’existence d’objet – existObject($id)<text:tab/>6</text:a></text:p>
          <text:p text:style-name="P149"><text:a xlink:type="simple" xlink:href="#__RefHeading___Toc759_337275683" text:style-name="Index_20_Link" text:visited-style-name="Index_20_Link">La reconstruction d’un objet – buildObject($id, $valeur = null)<text:tab/>6</text:a></text:p>
          <text:p text:style-name="P149"><text:a xlink:type="simple" xlink:href="#__RefHeading___Toc470_639295972" text:style-name="Index_20_Link" text:visited-style-name="Index_20_Link">La suppression d’un objet – destroyObject($id)<text:tab/>7</text:a></text:p>
          <text:p text:style-name="P149"><text:a xlink:type="simple" xlink:href="#__RefHeading___Toc474_639295972" text:style-name="Index_20_Link" text:visited-style-name="Index_20_Link">La suppression de tous les objets – clearObjects()<text:tab/>7</text:a></text:p>
          <text:p text:style-name="P133"><text:a xlink:type="simple" xlink:href="#__RefHeading___Toc2878_3340177762" text:style-name="Index_20_Link" text:visited-style-name="Index_20_Link">Les méthodes relatives aux attributs simples de l’objet OObject<text:tab/>8</text:a></text:p>
          <text:p text:style-name="P149"><text:a xlink:type="simple" xlink:href="#__RefHeading___Toc2880_3340177762" text:style-name="Index_20_Link" text:visited-style-name="Index_20_Link">setProperties($properties) – getProperties()<text:tab/>8</text:a></text:p>
          <text:p text:style-name="P149"><text:a xlink:type="simple" xlink:href="#__RefHeading___Toc2882_3340177762" text:style-name="Index_20_Link" text:visited-style-name="Index_20_Link">setId($id) – getId()<text:tab/>8</text:a></text:p>
          <text:p text:style-name="P149"><text:a xlink:type="simple" xlink:href="#__RefHeading___Toc1465_452600724" text:style-name="Index_20_Link" text:visited-style-name="Index_20_Link">setName($name) – getName()<text:tab/>9</text:a></text:p>
          <text:p text:style-name="P149"><text:a xlink:type="simple" xlink:href="#__RefHeading___Toc1467_452600724" text:style-name="Index_20_Link" text:visited-style-name="Index_20_Link">setClass($className) – getClass()<text:tab/>9</text:a></text:p>
          <text:p text:style-name="P149"><text:a xlink:type="simple" xlink:href="#__RefHeading___Toc2886_3340177762" text:style-name="Index_20_Link" text:visited-style-name="Index_20_Link">setDisplay($display) – getDisplay()<text:tab/>9</text:a></text:p>
          <text:p text:style-name="P149"><text:a xlink:type="simple" xlink:href="#__RefHeading___Toc2888_3340177762" text:style-name="Index_20_Link" text:visited-style-name="Index_20_Link">setObject($object) – getObject()<text:tab/>9</text:a></text:p>
          <text:p text:style-name="P149"><text:a xlink:type="simple" xlink:href="#__RefHeading___Toc2890_3340177762" text:style-name="Index_20_Link" text:visited-style-name="Index_20_Link">setTypeObj($typeObj) – getTypeObj()<text:tab/>9</text:a></text:p>
          <text:p text:style-name="P149"><text:a xlink:type="simple" xlink:href="#__RefHeading___Toc2892_3340177762" text:style-name="Index_20_Link" text:visited-style-name="Index_20_Link">setWidthBT($widthBT) – getWidthBT()<text:tab/>9</text:a></text:p>
          <text:p text:style-name="P149"><text:a xlink:type="simple" xlink:href="#__RefHeading___Toc1281_4267579534" text:style-name="Index_20_Link" text:visited-style-name="Index_20_Link">getLastAccess()<text:tab/>9</text:a></text:p>
          <text:p text:style-name="P133"><text:a xlink:type="simple" xlink:href="#__RefHeading___Toc2894_3340177762" text:style-name="Index_20_Link" text:visited-style-name="Index_20_Link">Gestion des ressources JavaScript et feuille de style<text:tab/>9</text:a></text:p>
        </text:index-body>
      </text:table-of-content>
      <text:p text:style-name="P38"/>
      <text:h text:style-name="P130" text:outline-level="1"><text:bookmark-start text:name="__RefHeading___Toc4126_2280483503"/>Préambule<text:bookmark-end text:name="__RefHeading___Toc4126_2280483503"/></text:h>
      <text:list xml:id="list2916968879" text:style-name="WWNum11">
        <text:list-item>
          <text:p text:style-name="P105">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3">de présentation de blocs usuel dans un </text:span><text:span text:style-name="T4">CMS </text:span><text:span text:style-name="T13">: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4"> a pour but de permettre au travers d’une programmation orientée objet, de proposer un système de construction et inter-action de blocs </text:span><text:span text:style-name="T5">HTML</text:span><text:span text:style-name="T14"> standards. Ceci se fera dans le cadre des dernière normes que sont </text:span><text:span text:style-name="T5">HTML5</text:span><text:span text:style-name="T14"> et </text:span><text:span text:style-name="T5">CSS3</text:span><text:span text:style-name="T14">, sans omettre l’ajout de fonctionnalité dynamique au travers du langage </text:span><text:span text:style-name="T5">JavaScript</text:span><text:span text:style-name="T14"> (direct ou par le framework </text:span><text:span text:style-name="T5">jQuery</text:span><text:span text:style-name="T14">).</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1081855976" text:style-name="L1">
        <text:list-item>
          <text:p text:style-name="P118"><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06">les objets de type contenu : <text:span text:style-name="T2">ODContained</text:span> (<text:span text:style-name="T2">Object Data Contained</text:span>).</text:p>
        </text:list-item>
      </text:list>
      <text:p text:style-name="P32">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32"/>
      <text:h text:style-name="P130" text:outline-level="1"><text:bookmark-start text:name="__RefHeading___Toc4130_2280483503"/>L’objet de base ou objet origine : OObject<text:bookmark-end text:name="__RefHeading___Toc4130_2280483503"/></text:h>
      <text:p text:style-name="P34">Comme tout doit être objet dans le cadre de <text:span text:style-name="T2">Graphic Objects Templating</text:span>, on doit partir d’un objet de base ou origine qui structurera les attributs et méthodes communes à chaque objet du système.</text:p>
      <text:p text:style-name="P34"><text:span text:style-name="T36">Remarque Technique</text:span> : dans le cadre du projet <text:span text:style-name="T2">G.O.T.</text:span> (<text:span text:style-name="T2">Graphic Object Templating</text:span>), les objets créés et manipulés n'auront qu’un attribut physique : '<text:span text:style-name="T15">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57">Ce choix technique permet de :</text:p>
      <text:list xml:id="list1912737839" text:style-name="L2">
        <text:list-item>
          <text:p text:style-name="P119">consommer moins de mémoire pour stocker les données relatives à l’objet,</text:p>
        </text:list-item>
        <text:list-item>
          <text:p text:style-name="P119">manipuler plus facilement, tant dans la création, mise à jour, copie…</text:p>
        </text:list-item>
        <text:list-item>
          <text:p text:style-name="P107">persister l’objet en session par ce tableau associatif.</text:p>
        </text:list-item>
      </text:list>
      <text:p text:style-name="P34">Cette dernière phrase amène à préciser que l'ensemble des valeurs et attributs d’objets seront persisté sur le serveur et non sur le client, du moins pour la première version de ce système.</text:p>
      <text:h text:style-name="P132" text:outline-level="2"><text:bookmark-start text:name="__RefHeading___Toc4138_2280483503"/>Propriétés – Attributs de l’objet<text:bookmark-end text:name="__RefHeading___Toc4138_2280483503"/></text:h>
      <text:p text:style-name="P39">On parle des attributs stockés dans le tableau associatif sérialisé dans l'attribut physique '<text:span text:style-name="T15">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4">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15">Nom du champ utilisé dans certaines balises HTML utiles pour les formulaires</text:p>
          </table:table-cell>
        </table:table-row>
        <table:table-row table:style-name="Table1.1">
          <table:table-cell table:style-name="Table1.A3" office:value-type="string">
            <text:p text:style-name="P9">class<text:span text:style-name="T80">Name</text:span></text:p>
          </table:table-cell>
          <table:table-cell table:style-name="Table1.B3" office:value-type="string">
            <text:p text:style-name="P14">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4">Notion d'affichage de l'objet</text:p>
          </table:table-cell>
        </table:table-row>
        <table:table-row table:style-name="Table1.1">
          <table:table-cell table:style-name="Table1.A1" office:value-type="string">
            <text:p text:style-name="P9">obje<text:span text:style-name="T70">c</text:span>t</text:p>
          </table:table-cell>
          <table:table-cell table:style-name="Table1.B1" office:value-type="string">
            <text:p text:style-name="P14">Nom de la classe à l'origine de la création de l'objet</text:p>
          </table:table-cell>
        </table:table-row>
        <table:table-row table:style-name="Table1.1">
          <table:table-cell table:style-name="Table1.A1" office:value-type="string">
            <text:p text:style-name="P9">typ<text:span text:style-name="T37">e</text:span>Obj</text:p>
          </table:table-cell>
          <table:table-cell table:style-name="Table1.B1" office:value-type="string">
            <text:p text:style-name="P17"><text:span text:style-name="T38">Nature de l'objet créé : <text:s/></text:span><text:span text:style-name="T39">OSContainer</text:span><text:span text:style-name="T38"> ou <text:s/></text:span><text:span text:style-name="T39">ODContent</text:span></text:p>
          </table:table-cell>
        </table:table-row>
        <table:table-row table:style-name="Table1.1">
          <table:table-cell table:style-name="Table1.A7" office:value-type="string">
            <text:p text:style-name="P13">template</text:p>
          </table:table-cell>
          <table:table-cell table:style-name="Table1.B7" office:value-type="string">
            <text:p text:style-name="P21">Nom du template ou modèle servant à faire le rendu graphique <text:span text:style-name="T2">HTML</text:span> de l’objet</text:p>
          </table:table-cell>
        </table:table-row>
        <table:table-row table:style-name="Table1.1">
          <table:table-cell table:style-name="Table1.A8" office:value-type="string">
            <text:p text:style-name="P11">widthBT</text:p>
          </table:table-cell>
          <table:table-cell table:style-name="Table1.B8" office:value-type="string">
            <text:p text:style-name="P18"><text:span text:style-name="T38">Largeur à l'écran de l'objet dans le cadre de l'utilisation de </text:span><text:span text:style-name="T40">Bootstrap Twitter</text:span></text:p>
          </table:table-cell>
        </table:table-row>
        <table:table-row table:style-name="Table1.1">
          <table:table-cell table:style-name="Table1.A8" office:value-type="string">
            <text:p text:style-name="P12">lastAccess</text:p>
          </table:table-cell>
          <table:table-cell table:style-name="Table1.B8" office:value-type="string">
            <text:p text:style-name="P20">Horodatage du dernier accès à l’objet</text:p>
          </table:table-cell>
        </table:table-row>
        <table:table-row table:style-name="Table1.1">
          <table:table-cell table:style-name="Table1.A7" office:value-type="string">
            <text:p text:style-name="P11">js</text:p>
          </table:table-cell>
          <table:table-cell table:style-name="Table1.B7" office:value-type="string">
            <text:p text:style-name="P16">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7" office:value-type="string">
            <text:p text:style-name="P11">css</text:p>
          </table:table-cell>
          <table:table-cell table:style-name="Table1.B7" office:value-type="string">
            <text:p text:style-name="P16">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68">La notion d'affichage est mise systématiquement, afin de permettre plus facilement d'afficher ou cacher certain objet rapidement. Les notions utilisées sont :</text:p>
      <text:p text:style-name="P19"><text:span text:style-name="T45">DISPLAY_NONE <text:s text:c="3"/></text:span><text:span text:style-name="T42">= </text:span><text:span text:style-name="T47">'none'</text:span><text:span text:style-name="T42">;<text:tab/><text:tab/>=&gt; caché</text:span></text:p>
      <text:p text:style-name="P18"><text:span text:style-name="T44">DISPLAY_BLOCK <text:s text:c="2"/></text:span><text:span text:style-name="T41">= </text:span><text:span text:style-name="T46">'block'</text:span><text:span text:style-name="T41">;<text:tab/><text:tab/>=&gt; affichage mode bloc</text:span></text:p>
      <text:p text:style-name="P18"><text:span text:style-name="T44">DISPLAY_INLINE <text:s/></text:span><text:span text:style-name="T41">= </text:span><text:span text:style-name="T46">'inline'</text:span><text:span text:style-name="T41">;<text:tab/><text:tab/>=&gt; affichage mode insertion</text:span></text:p>
      <text:p text:style-name="P8"><text:span text:style-name="T44">DISPLAY_INBLOCK </text:span><text:span text:style-name="T41">= </text:span><text:span text:style-name="T46">'inline-block'</text:span><text:span text:style-name="T41">;<text:tab/>=&gt; affichage mixte insertion – bloc</text:span></text:p>
      <text:h text:style-name="P132" text:outline-level="2"><text:bookmark-start text:name="__RefHeading___Toc4140_2280483503"/><text:soft-page-break/>Méthodes de l’objet<text:bookmark-end text:name="__RefHeading___Toc4140_2280483503"/></text:h>
      <text:h text:style-name="P134" text:outline-level="3"><text:bookmark-start text:name="__RefHeading___Toc4142_2280483503"/>Le constructeur<text:bookmark-end text:name="__RefHeading___Toc4142_2280483503"/></text:h>
      <text:p text:style-name="P40">Dans, le cas de l’objet origine, cette méthode permet de mettre en place le tableau ‘<text:span text:style-name="T15">properties</text:span>’ que l’on stockera dans l’attribut ‘<text:span text:style-name="T15">properties</text:span>’ de l’objet, comme en session par les méthodes de sauvegarde du tableau associatif <text:span text:style-name="T49">des</text:span> attribut<text:span text:style-name="T49">s</text:span>.</text:p>
      <text:p text:style-name="P40">La construction de l’objet est confié à ce moment à la méthode ‘<text:span text:style-name="T15">initProperties</text:span>’ avec comme paramètre, l’identifiant de l’objet (id) et le chemin partiel d’accès au fichier PHP retournant un tableau associatif.</text:p>
      <text:p text:style-name="P40">En final on retourne l’objet lui même afin de <text:span text:style-name="T48">l’utiliser</text:span> ou permettre le chaînage d’appel de méthodes.</text:p>
      <text:h text:style-name="P135" text:outline-level="3"><text:bookmark-start text:name="__RefHeading___Toc326_163197108"/>La méthode initProperties<text:bookmark-end text:name="__RefHeading___Toc326_163197108"/></text:h>
      <text:p text:style-name="P63">→<text:span text:style-name="T48"> paramètre en entrée : </text:span></text:p>
      <text:list xml:id="list1941122265" text:style-name="L3">
        <text:list-item>
          <text:p text:style-name="P123"><text:span text:style-name="T48">$id → identifiant de l’objet (en objet DOM),</text:span> </text:p>
        </text:list-item>
        <text:list-item>
          <text:p text:style-name="P108">$pathArrayData →<text:span text:style-name="T48"> chemin partiel d’accès au fichier PHP retournant le tableau associatif des attributs spécifiques de l’objet.</text:span></text:p>
        </text:list-item>
      </text:list>
      <text:p text:style-name="Text_20_body">→<text:span text:style-name="T48"> traitement :</text:span></text:p>
      <text:p text:style-name="P64">le traitement doit prendre en compte le fait que l’objet peut déjà être présent en session, avec la nécessité de le construire. Afin de répondre au question d’existence en session de l’objet, une série de fonctions statiques ont été crée<text:span text:style-name="T49">s</text:span> :</text:p>
      <text:list xml:id="list3303835106" text:style-name="L4">
        <text:list-item>
          <text:p text:style-name="P124"><text:span text:style-name="T2">validateSession()</text:span>, validation de l’existence de la session,</text:p>
        </text:list-item>
        <text:list-item>
          <text:p text:style-name="P124"><text:span text:style-name="T2">existObject($id)</text:span>, recherche dans la session valide de la présence l’objet d’identifiant $id,</text:p>
        </text:list-item>
        <text:list-item>
          <text:p text:style-name="P124"><text:span text:style-name="T2">destroyObject($id)</text:span>, supprime de la session valide, l’objet d’identifiant $<text:span text:style-name="T2">id</text:span>,</text:p>
        </text:list-item>
        <text:list-item>
          <text:p text:style-name="P124"><text:span text:style-name="T2">buildObject($id, $value)</text:span>, construit l’objet d’identifiant $<text:span text:style-name="T2">id</text:span> à partir des information<text:span text:style-name="T49">s</text:span> présente en session valide, et lui affecte la valeur présente dans $<text:span text:style-name="T2">value</text:span> si nécessaire,</text:p>
        </text:list-item>
        <text:list-item>
          <text:p text:style-name="P109"><text:span text:style-name="T2">clearObjet()</text:span>, supprime l’ensemble des objets sauvegardé<text:span text:style-name="T49">s</text:span> en session valide.</text:p>
        </text:list-item>
      </text:list>
      <text:p text:style-name="P41">La méthode aura comme algorithme :</text:p>
      <text:p text:style-name="P65">→ recherche de l’existence de l’objet $<text:span text:style-name="T2">id</text:span> en session par <text:span text:style-name="T2">existObject($id)</text:span>,</text:p>
      <text:p text:style-name="P65">→ si l’objet existe, instanciation de l’objet avec <text:span text:style-name="T2">buildObject($id)</text:span> affecté à l’objet lui-même, et sortie de la méthode,</text:p>
      <text:p text:style-name="P65">→ si l’objet n’existe pas :</text:p>
      <text:p text:style-name="P65"><text:tab/>→ récupération du tableau associatif avec $<text:span text:style-name="T2">pathArrayData</text:span> dans le tableau $<text:span text:style-name="T2">properties</text:span>,</text:p>
      <text:p text:style-name="P65"><text:tab/>→ <text:span text:style-name="T50">ajout du contenu du tableau associatif spécifique à </text:span><text:span text:style-name="T7">OObject</text:span><text:span text:style-name="T50"> au tableau $</text:span><text:span text:style-name="T7">properties</text:span><text:span text:style-name="T50">,</text:span></text:p>
      <text:p text:style-name="P65"><text:tab/>→<text:span text:style-name="T50"> construction et recalcul des valeurs des attributs ‘</text:span><text:span text:style-name="T7">template</text:span><text:span text:style-name="T50">’, ‘</text:span><text:span text:style-name="T7">className</text:span><text:span text:style-name="T50">’ en fonction du contenu du tableau associatif $</text:span><text:span text:style-name="T7">properties</text:span><text:span text:style-name="T50">,</text:span></text:p>
      <text:p text:style-name="P65"><text:tab/>→<text:span text:style-name="T50"> enregistrement du tableau $</text:span><text:span text:style-name="T7">properties</text:span><text:span text:style-name="T50"> dans l’attribut </text:span><text:span text:style-name="T7">properties</text:span><text:span text:style-name="T50"> de l’objet, plus enregistrement de ce dernier en session avec comme clé $</text:span><text:span text:style-name="T7">id</text:span><text:span text:style-name="T50">.</text:span></text:p>
      <text:p text:style-name="P41"><text:tab/>→<text:span text:style-name="T50">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42">La méthode aura comme algorithme :</text:p>
      <text:p text:style-name="P58">→<text:span text:style-name="T51"> récupération de date et heure du jour par instanciation de la classe </text:span><text:span text:style-name="T16">DateTime()</text:span><text:span text:style-name="T51">,</text:span></text:p>
      <text:p text:style-name="P58">→<text:span text:style-name="T51"> récupération – création si besoin – de l’objet de session </text:span><text:span text:style-name="T20">gotObjList()</text:span><text:span text:style-name="T51"> par l’instanciation de la classe </text:span><text:span text:style-name="T16">Container()</text:span><text:span text:style-name="T51"> de Zend Framework avec l’identifiant ‘</text:span><text:span text:style-name="T20">gotObjList</text:span><text:span text:style-name="T51">’,</text:span></text:p>
      <text:p text:style-name="P58">→<text:span text:style-name="T51"> extraction de l’objet de session </text:span><text:span text:style-name="T20">gotObjList()</text:span><text:span text:style-name="T51"> du champ </text:span><text:span text:style-name="T20">lastAccess</text:span><text:span text:style-name="T51"> contenant la date et heure du dernier accès à l’objet de session, si l’objet vient d’être crée, ce champ sera à </text:span><text:span text:style-name="T16">null</text:span><text:span text:style-name="T51">,</text:span></text:p>
      <text:p text:style-name="P58">→<text:span text:style-name="T51"> si le champ </text:span><text:span text:style-name="T20">lastAccess</text:span><text:span text:style-name="T51"> contient une date et heure </text:span></text:p>
      <text:p text:style-name="P85"><text:tab/>→<text:span text:style-name="T51"> calcul de l’intervalle de temps entre la date et heure courant et celle de </text:span><text:span text:style-name="T20">lastAccess</text:span></text:p>
      <text:p text:style-name="P72">→<text:span text:style-name="T51"> si le temps écoulé est supérieur à 2 heures : suppression / création de l’objet de session </text:span><text:span text:style-name="T20">gotObjList()</text:span><text:span text:style-name="T51">.</text:span></text:p>
      <text:p text:style-name="P58">→<text:span text:style-name="T51"> mise à jour du champ </text:span><text:span text:style-name="T20">lastAccess</text:span><text:span text:style-name="T51"> avec la date et heure courante,</text:span></text:p>
      <text:p text:style-name="P45">→ retourne l’objet conteneur de session.</text:p>
      <text:h text:style-name="P140" text:outline-level="4"><text:bookmark-start text:name="__RefHeading___Toc468_639295972"/>l’existence d’objet – existObject($id)<text:bookmark-end text:name="__RefHeading___Toc468_639295972"/></text:h>
      <text:p text:style-name="P45">Cette méthode visant <text:span text:style-name="T52">à savoir si un objet </text:span><text:span text:style-name="T21">G.O.T.</text:span><text:span text:style-name="T52"> existe ou non en session, seul l’identifiant du dit objet (</text:span><text:span text:style-name="T8">$id</text:span><text:span text:style-name="T52">) sera fourni en paramètre. La méthode retournera l’objet conteneur de session si Vrai (</text:span><text:span text:style-name="T9">$objects</text:span><text:span text:style-name="T52">) ou le booléen Faux (</text:span><text:span text:style-name="T8">false</text:span><text:span text:style-name="T52">).</text:span></text:p>
      <text:p text:style-name="P42">La méthode aura comme algorithme :</text:p>
      <text:p text:style-name="P58">→<text:span text:style-name="T52"> validation que </text:span><text:span text:style-name="T21">$id</text:span><text:span text:style-name="T52"> contient quelque chose</text:span></text:p>
      <text:p text:style-name="P58">→<text:span text:style-name="T52"> si </text:span><text:span text:style-name="T21">$id</text:span><text:span text:style-name="T52"> n’est pas vide</text:span></text:p>
      <text:p text:style-name="P72">→<text:span text:style-name="T52"> récupération du container de session en validant son existence avec la méthode statique </text:span><text:span text:style-name="T21">validateSession()</text:span></text:p>
      <text:p text:style-name="P75">→<text:span text:style-name="T52"> si le conteneur de session existe et à le champ </text:span><text:span text:style-name="T21">objects</text:span><text:span text:style-name="T52"> non vide</text:span></text:p>
      <text:p text:style-name="P78">→<text:span text:style-name="T52"> récupération dans </text:span><text:span text:style-name="T21">$objects</text:span><text:span text:style-name="T52"> du contenu du champ </text:span><text:span text:style-name="T21">objects</text:span><text:span text:style-name="T52"> (tableau)</text:span></text:p>
      <text:p text:style-name="P81">→<text:span text:style-name="T52"> si la clé </text:span><text:span text:style-name="T21">$id</text:span><text:span text:style-name="T52"> existe dans le tableau </text:span><text:span text:style-name="T21">$objects</text:span><text:span text:style-name="T52"> → retourne </text:span><text:span text:style-name="T21">$objects</text:span><text:span text:style-name="T52"> (= </text:span><text:span text:style-name="T8">true</text:span><text:span text:style-name="T52">)</text:span></text:p>
      <text:p text:style-name="P28">→<text:span text:style-name="T52"> retour par défaut la valeur faux (</text:span><text:span text:style-name="T8">false</text:span><text:span text:style-name="T52">).</text:span></text:p>
      <text:p text:style-name="P61"/>
      <text:h text:style-name="P142" text:outline-level="4"><text:bookmark-start text:name="__RefHeading___Toc759_337275683"/>La reconstruction d’un objet – buildObject($id, $valeur = null)<text:bookmark-end text:name="__RefHeading___Toc759_337275683"/></text:h>
      <text:p text:style-name="P48">Cette méthode a pour but de construire l’objet, plus précisément de remplir l’attribut <text:span text:style-name="T19">properties</text:span> de l’objet suite à son instanciation de manière usuelle.</text:p>
      <text:p text:style-name="P48">Si l’objet à construire n’existe pas en session, la valeur <text:span text:style-name="T54">false</text:span> sera retournée au lieu de l’objet lui-même.</text:p>
      <text:p text:style-name="P43">La méthode aura comme algorithme :</text:p>
      <text:p text:style-name="P59">→<text:span text:style-name="T52"> validation que </text:span><text:span text:style-name="T21">$id</text:span><text:span text:style-name="T52"> contient quelque chose</text:span></text:p>
      <text:p text:style-name="P59">→<text:span text:style-name="T52"> si </text:span><text:span text:style-name="T21">$id</text:span><text:span text:style-name="T52"> n’est pas vide</text:span></text:p>
      <text:p text:style-name="P73">→<text:span text:style-name="T52"> récupération du container de session en validant son existence de l’objet avec la méthode statique </text:span><text:span text:style-name="T21">existObject(</text:span><text:span text:style-name="T23">$id</text:span><text:span text:style-name="T21">)</text:span></text:p>
      <text:p text:style-name="P73">→<text:span text:style-name="T52"> si le conteneur de session existe et le champ </text:span><text:span text:style-name="T21">objects</text:span><text:span text:style-name="T52"> non vide</text:span></text:p>
      <text:p text:style-name="P82"><text:span text:style-name="T21">→ </text:span><text:span text:style-name="T60">récupération </text:span><text:span text:style-name="T61">et dé-sérialisation du contenu de </text:span><text:span text:style-name="T23">$object[$id]</text:span><text:span text:style-name="T61"> dans </text:span><text:span text:style-name="T55">$properties</text:span><text:span text:style-name="T61">,</text:span></text:p>
      <text:p text:style-name="P82"><text:soft-page-break/><text:span text:style-name="T61">→</text:span><text:span text:style-name="T62"> si le tableau </text:span><text:span text:style-name="T24">$properties</text:span><text:span text:style-name="T62"> n’est pas vide,</text:span></text:p>
      <text:p text:style-name="P86"><text:span text:style-name="T61">→ instanciation de l’objet dans </text:span><text:span text:style-name="T23">$obj</text:span><text:span text:style-name="T61"> avec le contenu de </text:span><text:span text:style-name="T23">$properties['className']</text:span><text:span text:style-name="T61">,</text:span></text:p>
      <text:p text:style-name="P86"><text:span text:style-name="T61">→ sauvegarde du contenu du tableau </text:span><text:span text:style-name="T23">$properties</text:span><text:span text:style-name="T61"> dans l’attribut properties de l’objet (</text:span><text:span text:style-name="T23">$obj→setProperties($properties)</text:span><text:span text:style-name="T61">)</text:span></text:p>
      <text:p text:style-name="P90"><text:span text:style-name="T61">→ renvoi en retour de l’objet </text:span><text:span text:style-name="T23">$obj</text:span><text:span text:style-name="T61">,</text:span></text:p>
      <text:p text:style-name="P86"><text:span text:style-name="T61">→</text:span><text:span text:style-name="T62"> génération d’une exception pour indiquer le cas anormal de la présence d’un objet </text:span><text:span text:style-name="T24">G.O.T.</text:span><text:span text:style-name="T62"> en session sans propriétés ou attributs,</text:span></text:p>
      <text:p text:style-name="P22"><text:span text:style-name="T62">→ retour de la valeur </text:span><text:span text:style-name="T56">false</text:span><text:span text:style-name="T62"> pour signifier </text:span><text:span text:style-name="T24">$id</text:span><text:span text:style-name="T62"> vide ou objet inconnu.</text:span></text:p>
      <text:h text:style-name="P141" text:outline-level="4"><text:bookmark-start text:name="__RefHeading___Toc470_639295972"/>La suppression d’un objet – destroyObject($id)<text:bookmark-end text:name="__RefHeading___Toc470_639295972"/></text:h>
      <text:p text:style-name="P46">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47">Remarque : dans le cas d’un objet de type <text:span text:style-name="T19">OSContainer</text:span>, supprimer cet objet revient également à supprimer l’ensemble des objets le composant. On doit avoir en tête que pour des raisons liées aux objets <text:span text:style-name="T2">DOM</text:span>, un objet <text:span text:style-name="T19">G.O.T.</text:span> devra avoir un identifiant unique, et de plus ne pourra pas être utilisé plus d’une fois au total dans l’ensemble des objets de type <text:span text:style-name="T2">OSContainer</text:span> de la page.</text:p>
      <text:p text:style-name="P44">La méthode aura comme algorithme :</text:p>
      <text:p text:style-name="P60">→<text:span text:style-name="T52"> si </text:span><text:span text:style-name="T21">$id</text:span><text:span text:style-name="T52"> n’est pas vide</text:span></text:p>
      <text:p text:style-name="P74">→<text:span text:style-name="T52"> récupération de l’objet </text:span><text:span text:style-name="T21">G.O.T.</text:span><text:span text:style-name="T52"> avec le test d’existence, d’identifiant </text:span><text:span text:style-name="T21">$id</text:span><text:span text:style-name="T52"> avec la méthode statique </text:span><text:span text:style-name="T21">buildObject(</text:span><text:span text:style-name="T24">$id</text:span><text:span text:style-name="T21">)</text:span></text:p>
      <text:p text:style-name="P76"><text:span text:style-name="T60">→</text:span><text:span text:style-name="T63"> si l’objet retourné est un objet (différent de </text:span><text:span text:style-name="T57">false</text:span><text:span text:style-name="T63">)</text:span></text:p>
      <text:p text:style-name="P77"><text:span text:style-name="T63"><text:tab/>→ récupération de l’objet conteneur de session via la méthode </text:span><text:span text:style-name="T26">existObject($id)</text:span><text:span text:style-name="T65">,</text:span></text:p>
      <text:p text:style-name="P79"><text:span text:style-name="T65">→</text:span><text:span text:style-name="T63"> affectation à </text:span><text:span text:style-name="T25">$objects</text:span><text:span text:style-name="T63"> de la valeur contenue dans le champ </text:span><text:span text:style-name="T25">objects</text:span><text:span text:style-name="T63"> du contenu de session,</text:span></text:p>
      <text:p text:style-name="P91"><text:span text:style-name="T59">→</text:span><text:span text:style-name="T64"> si le type de l’objet est </text:span><text:span text:style-name="T22">OSContainer</text:span><text:span text:style-name="T64"> ou </text:span><text:span text:style-name="T22">OESContainer</text:span></text:p>
      <text:p text:style-name="P87">→<text:span text:style-name="T52"> récupération des enfants de l’objet reconstruit </text:span><text:span text:style-name="T21">$chidren</text:span></text:p>
      <text:p text:style-name="P88">→<text:span text:style-name="T53"> pour chaque enfant de </text:span><text:span text:style-name="T22">$children </text:span><text:span text:style-name="T69">et que la méthode retourne </text:span><text:span text:style-name="T25">true</text:span><text:span text:style-name="T17"> </text:span><text:span text:style-name="T53">faire </text:span><text:span text:style-name="T22">destroyObject($child→getId())</text:span></text:p>
      <text:p text:style-name="P89"><text:span text:style-name="T53">→ retourne la dernière valeur donnée par</text:span><text:span text:style-name="T25"> </text:span><text:span text:style-name="T22">destroyObject($child→getId())</text:span></text:p>
      <text:p text:style-name="P80"><text:span text:style-name="T53">→ suppression de l’objet dans le tableau contenu dans</text:span><text:span text:style-name="T25"> $object</text:span></text:p>
      <text:p text:style-name="P84"><text:span text:style-name="T69">→ sauvegarde de </text:span><text:span text:style-name="T25">$objects </text:span><text:span text:style-name="T69">dans le champ </text:span><text:span text:style-name="T25">objects </text:span><text:span text:style-name="T69">du conteneur de session,</text:span></text:p>
      <text:p text:style-name="P79">→<text:span text:style-name="T51"> mise à jour du champ </text:span><text:span text:style-name="T20">lastAccess</text:span><text:span text:style-name="T51"> avec la date et heure courante,</text:span></text:p>
      <text:p text:style-name="P83">→<text:span text:style-name="T69"> retourne la valeur </text:span><text:span text:style-name="T10">true</text:span></text:p>
      <text:p text:style-name="P23"><text:span text:style-name="T62">→ retour de la valeur </text:span><text:span text:style-name="T56">false</text:span><text:span text:style-name="T62"> pour signifier </text:span><text:span text:style-name="T24">$id</text:span><text:span text:style-name="T62"> vide ou objet inconnu.</text:span></text:p>
      <text:h text:style-name="P140" text:outline-level="4"><text:bookmark-start text:name="__RefHeading___Toc474_639295972"/>La suppression de tous les objets – clearObjects()<text:bookmark-end text:name="__RefHeading___Toc474_639295972"/></text:h>
      <text:p text:style-name="P49">Ici l’opération est simple : on doit supprimer l’ensemble des objets <text:span text:style-name="T19">G.O.T.</text:span> présent en session.</text:p>
      <text:p text:style-name="P44">La méthode aura comme algorithme :</text:p>
      <text:p text:style-name="P27">→<text:span text:style-name="T52"> récupération du container de session en validant son existence avec la méthode statique </text:span><text:span text:style-name="T21">validateSession()</text:span></text:p>
      <text:p text:style-name="P24"><text:span text:style-name="T60">→</text:span><text:span text:style-name="T66"> affectation d’un tableau sérialisé vide au champ</text:span><text:span text:style-name="T27"> objects</text:span><text:span text:style-name="T66"> du contenuer de session,</text:span></text:p>
      <text:p text:style-name="P27">→<text:span text:style-name="T51"> mise à jour du champ </text:span><text:span text:style-name="T20">lastAccess</text:span><text:span text:style-name="T51"> avec la date et heure courante,</text:span></text:p>
      <text:p text:style-name="P27"><text:soft-page-break/><text:span text:style-name="T62">→ retour de la valeur </text:span><text:span text:style-name="T58">true</text:span><text:span text:style-name="T62"> pour signifier </text:span><text:span text:style-name="T66">que l’opération a été réalisée.</text:span></text:p>
      <text:h text:style-name="P136" text:outline-level="3"><text:bookmark-start text:name="__RefHeading___Toc2878_3340177762"/>Les méthodes relatives aux attributs simples de l’objet OObject<text:bookmark-end text:name="__RefHeading___Toc2878_3340177762"/></text:h>
      <text:h text:style-name="P143" text:outline-level="4"><text:bookmark-start text:name="__RefHeading___Toc2880_3340177762"/>setProperties($properties) – getProperties()<text:bookmark-end text:name="__RefHeading___Toc2880_3340177762"/></text:h>
      <text:p text:style-name="P51">Les méthodes <text:span text:style-name="T19">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Algorithme des méthodes :</text:h>
      <text:p text:style-name="P52">setProperties($properties)</text:p>
      <text:p text:style-name="P62">→ <text:span text:style-name="T19">$properties</text:span> non vide ET <text:span text:style-name="T19">$properties[$this→id]</text:span> non vide</text:p>
      <text:p text:style-name="P92">→ récupération du container de session via la méthode statique <text:span text:style-name="T19">validateSession()</text:span></text:p>
      <text:p text:style-name="P92">→ <text:span text:style-name="T71">récupération du champ </text:span><text:span text:style-name="T19">objects</text:span><text:span text:style-name="T71"> du conteneur de session dans </text:span><text:span text:style-name="T19">$objects</text:span></text:p>
      <text:p text:style-name="P94"><text:span text:style-name="T71">→ affectation à </text:span><text:span text:style-name="T19">$objects[$this→id]</text:span><text:span text:style-name="T71"> </text:span><text:span text:style-name="T72">de </text:span><text:span text:style-name="T33">serialize</text:span><text:span text:style-name="T72">(</text:span><text:span text:style-name="T29">$properties</text:span><text:span text:style-name="T72">)</text:span></text:p>
      <text:p text:style-name="P94"><text:span text:style-name="T72">→ affectation de </text:span><text:span text:style-name="T29">$objects</text:span><text:span text:style-name="T72"> au champ </text:span><text:span text:style-name="T29">objects</text:span><text:span text:style-name="T72"> du conteneur de session</text:span></text:p>
      <text:p text:style-name="P95"><text:span text:style-name="T72">→ affectation de la date et heure du moment au champ </text:span><text:span text:style-name="T29">lastAccess</text:span><text:span text:style-name="T72"> du conteneur de session</text:span></text:p>
      <text:p text:style-name="P94"><text:span text:style-name="T72">→ affectation à l’attribut </text:span><text:span text:style-name="T29">properties</text:span><text:span text:style-name="T72"> de l’objet de </text:span><text:span text:style-name="T29">$properties</text:span></text:p>
      <text:p text:style-name="P97"><text:span text:style-name="T75">→ affectation de la date et heure du moment à l’attribut </text:span><text:span text:style-name="T29">lastAccess</text:span><text:span text:style-name="T75"> de l’objet</text:span></text:p>
      <text:p text:style-name="P98">→ retourne l’objet lui-même</text:p>
      <text:p text:style-name="P29"><text:span text:style-name="T72">→ retour la valeur </text:span><text:span text:style-name="T11">false</text:span><text:span text:style-name="T72"> pour signaler un tableau </text:span><text:span text:style-name="T29">$properties</text:span><text:span text:style-name="T72"> vide ou sans id</text:span></text:p>
      <text:p text:style-name="P30">getProperties()</text:p>
      <text:p text:style-name="P25"><text:span text:style-name="T71">→ </text:span><text:span text:style-name="T73">récupération du container de session via la méthode statique </text:span><text:span text:style-name="T28">validateSession(</text:span><text:span text:style-name="T19">)</text:span></text:p>
      <text:p text:style-name="P26">→ comparaison du champ <text:span text:style-name="T19">lastAccess</text:span> du conteneur de session avec l’attribut <text:span text:style-name="T19">lastAccess</text:span> de l’objet</text:p>
      <text:p text:style-name="P26">→ si l’intervalle de temps est supérieur à 2 seconde</text:p>
      <text:p text:style-name="P26"><text:tab/>→ <text:span text:style-name="T19">$properties</text:span> = <text:span text:style-name="T15">unserialize</text:span>(<text:span text:style-name="T19">$objects[$this→id]</text:span>)</text:p>
      <text:p text:style-name="P26"><text:tab/>→ affectation de <text:span text:style-name="T19">$properties</text:span> à l’attribut <text:span text:style-name="T19">properties</text:span> de l’objet</text:p>
      <text:p text:style-name="P95"><text:span text:style-name="T72">→ affectation de la date et heure du moment au champ </text:span><text:span text:style-name="T29">lastAccess</text:span><text:span text:style-name="T72"> du conteneur de session</text:span></text:p>
      <text:p text:style-name="P97"><text:span text:style-name="T75">→ affectation de la date et heure du moment à l’attribut </text:span><text:span text:style-name="T29">lastAccess</text:span><text:span text:style-name="T75"> de l’objet</text:span></text:p>
      <text:p text:style-name="P99">→ retourne le tableau <text:span text:style-name="T19">$properties</text:span></text:p>
      <text:p text:style-name="P31">→<text:span text:style-name="T75"> sinon retourne </text:span><text:span text:style-name="T29">$this→properties</text:span></text:p>
      <text:h text:style-name="P143" text:outline-level="4"><text:bookmark-start text:name="__RefHeading___Toc2882_3340177762"/>setId($id) – getId()<text:bookmark-end text:name="__RefHeading___Toc2882_3340177762"/></text:h>
      <text:p text:style-name="P55">Ces méthodes servent à affecter l’identifiant de l’objet.</text:p>
      <text:h text:style-name="Heading_20_5" text:outline-level="5">Algorithme des méthodes :</text:h>
      <text:p text:style-name="P53">setId($id)</text:p>
      <text:p text:style-name="P55">→ retourne <text:span text:style-name="T77">$this→id</text:span></text:p>
      <text:p text:style-name="P54">getId()</text:p>
      <text:p text:style-name="P66">→ si <text:span text:style-name="T19">$id</text:span> n’est pas vide</text:p>
      <text:p text:style-name="P67"><text:tab/>→<text:span text:style-name="T72"> </text:span><text:span text:style-name="T73">récupération du container de session via la méthode statique </text:span><text:span text:style-name="T28">validateSession(</text:span><text:span text:style-name="T29">)</text:span></text:p>
      <text:p text:style-name="P93"><text:soft-page-break/><text:span text:style-name="T67">→</text:span><text:span text:style-name="T29"> </text:span><text:span text:style-name="T34">récupération du champ </text:span><text:span text:style-name="T28">objects</text:span><text:span text:style-name="T34"> du conteneur de session dans </text:span><text:span text:style-name="T28">$objects</text:span></text:p>
      <text:p text:style-name="P102"><text:span text:style-name="T76">→</text:span> récupération des propriétés ou attributs de l’objet dans $objects : <text:span text:style-name="T15">unserialize</text:span>(<text:span text:style-name="T19">$objects[$this→id]</text:span>) dans <text:span text:style-name="T19">$properties</text:span></text:p>
      <text:p text:style-name="P102">→ suppression de l’occurrence <text:span text:style-name="T19">$this→id</text:span> dans <text:span text:style-name="T19">$objects</text:span></text:p>
      <text:p text:style-name="P102">→ affectation de <text:span text:style-name="T19">$id</text:span> à <text:span text:style-name="T19">$properties[‘id’]</text:span></text:p>
      <text:p text:style-name="P102">→ affectation de <text:span text:style-name="T19">$properties</text:span> à <text:span text:style-name="T19">$object[$id]</text:span></text:p>
      <text:p text:style-name="P102">→ affectation de <text:span text:style-name="T19">$objects</text:span> au champ <text:span text:style-name="T19">objects</text:span> du conteneur de session</text:p>
      <text:p text:style-name="P96"><text:span text:style-name="T72">→ affectation de la date et heure du moment au champ </text:span><text:span text:style-name="T29">lastAccess</text:span><text:span text:style-name="T72"> du conteneur de session</text:span></text:p>
      <text:p text:style-name="P101"><text:span text:style-name="T75">→ affectation de la date et heure du moment à l’attribut </text:span><text:span text:style-name="T29">lastAccess</text:span><text:span text:style-name="T75"> de l’objet</text:span></text:p>
      <text:p text:style-name="P101">→<text:span text:style-name="T78"> affectation de </text:span><text:span text:style-name="T30">$id</text:span><text:span text:style-name="T78"> à l’attribut </text:span><text:span text:style-name="T30">id</text:span><text:span text:style-name="T78"> de l’objet</text:span></text:p>
      <text:p text:style-name="P100">→ retourne l’objet lui-même</text:p>
      <text:h text:style-name="P145" text:outline-level="4"><text:bookmark-start text:name="__RefHeading___Toc1465_452600724"/>set<text:span text:style-name="T79">Name</text:span>($<text:span text:style-name="T79">n</text:span>ame) – get<text:span text:style-name="T79">Name</text:span>()<text:bookmark-end text:name="__RefHeading___Toc1465_452600724"/></text:h>
      <text:p text:style-name="P56">Cet attribut, utile dans le cas des champs de saisie d’un formulaire, est géré de la même manière que l’identifiant de l’objet, <text:span text:style-name="T19">id</text:span>.</text:p>
      <text:p text:style-name="P56">De ce fait, les méthodes sont directement héritées de celle de l’attribut <text:span text:style-name="T19">id</text:span>.</text:p>
      <text:p text:style-name="P56">La méthode <text:span text:style-name="T19">getName()</text:span>, comme <text:span text:style-name="T19">getId()</text:span>, récupère directement l’attribut <text:span text:style-name="T19">name</text:span>.</text:p>
      <text:p text:style-name="P56">La méthode <text:span text:style-name="T19">setName($name)</text:span> est copiée de <text:span text:style-name="T19">setId($id)</text:span>. À part le changement de <text:span text:style-name="T19">id</text:span> par <text:span text:style-name="T19">name</text:span>, on ne supprimera pas l’occurrence <text:span text:style-name="T19">$this→id</text:span> du tableau <text:span text:style-name="T19">$objects</text:span>, mais on la surchargera en affectant <text:span text:style-name="T19">$properties[‘name’]</text:span> avec <text:span text:style-name="T19">$name</text:span>.</text:p>
      <text:h text:style-name="P144" text:outline-level="4">setDisplay($display) – getDisplay()</text:h>
      <text:p text:style-name="P110">Méthodes gérant le type d’affichage de l’objet dans la page <text:span text:style-name="T2">HTML</text:span>. Les types d’affichage sont :</text:p>
      <text:p text:style-name="P103"><text:bookmark-start text:name="__DdeLink__1469_452600724"/><text:span text:style-name="T45">DISPLAY_NONE <text:s text:c="3"/></text:span><text:span text:style-name="T42">= </text:span><text:span text:style-name="T47">'none'</text:span><text:span text:style-name="T42">;</text:span><text:bookmark-end text:name="__DdeLink__1469_452600724"/><text:span text:style-name="T42"><text:tab/><text:tab/>=&gt; caché</text:span></text:p>
      <text:p text:style-name="P104"><text:bookmark-start text:name="__DdeLink__1471_452600724"/><text:span text:style-name="T44">DISPLAY_BLOCK <text:s text:c="2"/></text:span><text:span text:style-name="T41">= </text:span><text:span text:style-name="T46">'block'</text:span><text:span text:style-name="T41">;</text:span><text:bookmark-end text:name="__DdeLink__1471_452600724"/><text:span text:style-name="T41"><text:tab/><text:tab/>=&gt; affichage mode bloc</text:span></text:p>
      <text:p text:style-name="P104"><text:bookmark-start text:name="__DdeLink__1473_452600724"/><text:span text:style-name="T44">DISPLAY_INLINE <text:s/></text:span><text:span text:style-name="T41">= </text:span><text:span text:style-name="T46">'inline'</text:span><text:span text:style-name="T41">;</text:span><text:bookmark-end text:name="__DdeLink__1473_452600724"/><text:span text:style-name="T41"><text:tab/><text:tab/>=&gt; affichage mode insertion</text:span></text:p>
      <text:p text:style-name="P111"><text:bookmark-start text:name="__DdeLink__1475_452600724"/><text:span text:style-name="T44">DISPLAY_INBLOCK </text:span><text:span text:style-name="T41">= </text:span><text:span text:style-name="T46">'inline-block'</text:span><text:span text:style-name="T41">;</text:span><text:bookmark-end text:name="__DdeLink__1475_452600724"/><text:span text:style-name="T41"><text:tab/>=&gt; affichage mixte insertion – bloc</text:span></text:p>
      <text:p text:style-name="P120"><text:span text:style-name="T41">Ceci est donc les constantes à mettre en entête de l’objet </text:span><text:span text:style-name="T43">OObject</text:span><text:span text:style-name="T41"> pour servir de référence à l’affectation de cette notion. La mise en place de constantes de référence induit à la création de 2 méthodes :</text:span></text:p>
      <text:list xml:id="list1123604031" text:style-name="L5">
        <text:list-item>
          <text:p text:style-name="P121"><text:span text:style-name="T41">une méthode générique d’extraction des constantes de la classe courante,</text:span></text:p>
        </text:list-item>
        <text:list-item>
          <text:p text:style-name="P112"><text:span text:style-name="T41">une méthode visant à récupérer les constantes pour un attribut.</text:span></text:p>
        </text:list-item>
      </text:list>
      <text:h text:style-name="Heading_20_5" text:outline-level="5">Méthode générique getConstants()</text:h>
      <text:p text:style-name="P110">Source :</text:p>
      <text:p text:style-name="Preformatted_20_Text"><text:s text:c="4"/>protected function getConstants()</text:p>
      <text:p text:style-name="Preformatted_20_Text"><text:s text:c="4"/>{</text:p>
      <text:p text:style-name="Preformatted_20_Text"><text:s text:c="8"/>$ref = new \ReflectionClass($this);</text:p>
      <text:p text:style-name="P138"><text:s text:c="8"/>return $ref-&gt;getConstants();</text:p>
      <text:p text:style-name="P138"><text:s text:c="4"/>}</text:p>
      <text:h text:style-name="P150" text:outline-level="5">Méthode de récupération des constantes d’un attribut</text:h>
      <text:p text:style-name="P110">Afin de pouvoir récupérer les constantes spécifiques à un attribut, on sera obligé de préfixer les constantes avec le nom de l’attribut, ou une mnémonique parlante. Ici pour l’attribut <text:span text:style-name="T35">display</text:span> ce sera ‘<text:span text:style-name="T19">DISPLAY</text:span>’.</text:p>
      <text:p text:style-name="P110"><text:soft-page-break/>En même temps, et pour éviter de refaire toujours cette extraction, il faudra créer un attribut supplémentaire visant à stocker le tableau de valeur résultant de l’extraction des constantes. Son nom sera formé du préfixe ‘<text:span text:style-name="T19">const_</text:span>’ et du nom de l’attribut, ici ‘<text:span text:style-name="T19">display</text:span>’.</text:p>
      <text:p text:style-name="P113">La méthode aura comme algorithme :</text:p>
      <text:p text:style-name="P122">→<text:span text:style-name="T81"> initialisation du tableau de retour à vide </text:span><text:span text:style-name="T31">$retour</text:span></text:p>
      <text:p text:style-name="P122">→<text:span text:style-name="T81"> si </text:span><text:span text:style-name="T31">const_(attribut)</text:span><text:span text:style-name="T81"> est vide</text:span></text:p>
      <text:p text:style-name="P122"><text:tab/>→<text:span text:style-name="T81"> mettre dans </text:span><text:span text:style-name="T31">$contants</text:span><text:span text:style-name="T81"> la valeur retournée par le méthode</text:span><text:span text:style-name="T31"> getConstants()</text:span></text:p>
      <text:p text:style-name="P125">→<text:span text:style-name="T81"> pour chaque valeur de </text:span><text:span text:style-name="T31">$constant</text:span><text:span text:style-name="T81"> : </text:span><text:span text:style-name="T31">$key</text:span><text:span text:style-name="T81"> (clé d’accès) et </text:span><text:span text:style-name="T31">$constant</text:span><text:span text:style-name="T81"> (valeur associée)</text:span></text:p>
      <text:p text:style-name="P126">→<text:span text:style-name="T81"> si </text:span><text:span text:style-name="T18">uppercase</text:span><text:span text:style-name="T81">(</text:span><text:span text:style-name="T31">attribut</text:span><text:span text:style-name="T81">) est contenu par </text:span><text:span text:style-name="T31">$key</text:span><text:span text:style-name="T81"> : </text:span><text:span text:style-name="T31">$retour[$key]</text:span><text:span text:style-name="T81"> = </text:span><text:span text:style-name="T31">$constant</text:span></text:p>
      <text:p text:style-name="P125">→<text:span text:style-name="T81"> affecter à l’attribut</text:span><text:span text:style-name="T31"> const_(attribut)</text:span><text:span text:style-name="T81"> le contenu du tableau </text:span><text:span text:style-name="T31">$retour</text:span></text:p>
      <text:p text:style-name="P127">→ <text:span text:style-name="T81">si </text:span><text:span text:style-name="T31">const_(attribut)</text:span><text:span text:style-name="T81"> n’est pas vide : </text:span><text:span text:style-name="T31">$retour</text:span><text:span text:style-name="T81"> reçoit le contenu de </text:span><text:span text:style-name="T31">const_(attribut)</text:span></text:p>
      <text:p text:style-name="P127"><text:span text:style-name="T71">→</text:span><text:span text:style-name="T74"> retourner le contenu de</text:span><text:span text:style-name="T12"> $retour</text:span></text:p>
      <text:h text:style-name="P148" text:outline-level="4">algotrithme des méthodes</text:h>
      <text:p text:style-name="P115">setDisplay($display = self::DISPLAY_BLOCK)</text:p>
      <text:p text:style-name="P116">→ récupération des constantes de l’attribut <text:span text:style-name="T19">display</text:span> dans <text:span text:style-name="T19">$displays</text:span> via la méthode <text:span text:style-name="T19">getDisplayConstants()</text:span></text:p>
      <text:p text:style-name="P116">→ si <text:span text:style-name="T19">$display</text:span> ne fait pas parti du tableau <text:span text:style-name="T19">$displays</text:span>, <text:span text:style-name="T19">$display</text:span> prend la valeur ‘<text:span text:style-name="T2">block</text:span>’ par défault</text:p>
      <text:p text:style-name="P114">→ récupération des ‘<text:span text:style-name="T19">properties</text:span>’ de l’objet via la méthode <text:span text:style-name="T19">getProperties()</text:span></text:p>
      <text:p text:style-name="P114"><text:span text:style-name="T59">→ </text:span><text:span text:style-name="T19">$properties[‘display’] </text:span><text:span text:style-name="T59">reçoit</text:span><text:span text:style-name="T19"> $display</text:span></text:p>
      <text:p text:style-name="P114"><text:span text:style-name="T59">→ sauvegarde des attributs de l’objet par la méthode</text:span><text:span text:style-name="T19"> $this→setProperties($properties)</text:span></text:p>
      <text:p text:style-name="P117">→ retourne l’objet lui-même.</text:p>
      <text:p text:style-name="P115">getDisplay()</text:p>
      <text:p text:style-name="P114">→ récupération des ‘<text:span text:style-name="T19">properties</text:span>’ de l’objet via la méthode <text:span text:style-name="T19">getProperties()</text:span></text:p>
      <text:p text:style-name="P114">→ si la clé ‘<text:span text:style-name="T19">display</text:span>’ existe dans le tableau <text:span text:style-name="T19">$properties</text:span> : retourne <text:span text:style-name="T19">$properties[‘display’]</text:span></text:p>
      <text:p text:style-name="P114">→ si la clé ‘<text:span text:style-name="T19">display</text:span>’ n’existe pas, retourne la valeur <text:span text:style-name="T2">false</text:span>.</text:p>
      <text:h text:style-name="P144" text:outline-level="4">setWidthBT($widthBT) – getWidthBT()</text:h>
      <text:h text:style-name="P147" text:outline-level="4"><text:bookmark-start text:name="__RefHeading___Toc1467_452600724"/>setClass($className) – getClass()<text:bookmark-end text:name="__RefHeading___Toc1467_452600724"/></text:h>
      <text:h text:style-name="P143" text:outline-level="4"><text:bookmark-start text:name="__RefHeading___Toc2888_3340177762"/>setObject($object) – getObject()<text:bookmark-end text:name="__RefHeading___Toc2888_3340177762"/></text:h>
      <text:h text:style-name="P143" text:outline-level="4"><text:bookmark-start text:name="__RefHeading___Toc2890_3340177762"/>setTypeObj($typeObj) – getTypeObj()<text:bookmark-end text:name="__RefHeading___Toc2890_3340177762"/></text:h>
      <text:h text:style-name="P146"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table:align="margins"/>
    </style:style>
    <style:style style:name="Tableau1.A" style:family="table-column">
      <style:table-column-properties style:column-width="5.66cm" style:rel-column-width="21840*"/>
    </style:style>
    <style:style style:name="Tableau1.B" style:family="table-column">
      <style:table-column-properties style:column-width="4.494cm" style:rel-column-width="17344*"/>
    </style:style>
    <style:style style:name="Tableau1.C" style:family="table-column">
      <style:table-column-properties style:column-width="6.828cm" style:rel-column-width="26351*"/>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6.399cm" style:rel-column-width="24669*"/>
    </style:style>
    <style:style style:name="Tableau2.B" style:family="table-column">
      <style:table-column-properties style:column-width="4.934cm" style:rel-column-width="19018*"/>
    </style:style>
    <style:style style:name="Tableau2.C" style:family="table-column">
      <style:table-column-properties style:column-width="5.667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018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8</text:page-number><text:s/>/ <text:page-count>10</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9</text:page-number><text:s/>/ <text:page-count>10</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8T17:53:51.829179794</dc:date>
    <meta:editing-duration>PT1H46M22S</meta:editing-duration>
    <meta:editing-cycles>21</meta:editing-cycles>
    <meta:generator>LibreOffice/5.4.6.2$Linux_X86_64 LibreOffice_project/40m0$Build-2</meta:generator>
    <meta:document-statistic meta:table-count="3" meta:image-count="0" meta:object-count="0" meta:page-count="10" meta:paragraph-count="260" meta:word-count="2893" meta:character-count="18872" meta:non-whitespace-character-count="16153"/>
  </office:meta>
</office:document-meta>
</file>